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cfba" officeooo:paragraph-rsid="0013cfba"/>
    </style:style>
    <style:style style:name="P2" style:family="paragraph" style:parent-style-name="Standard">
      <style:paragraph-properties fo:text-align="justify" style:justify-single-word="false"/>
      <style:text-properties officeooo:rsid="00146a93" officeooo:paragraph-rsid="00146a93"/>
    </style:style>
    <style:style style:name="P3" style:family="paragraph" style:parent-style-name="Standard">
      <style:paragraph-properties fo:text-align="justify" style:justify-single-word="false"/>
      <style:text-properties officeooo:rsid="001889ac" officeooo:paragraph-rsid="001889ac"/>
    </style:style>
    <style:style style:name="P4" style:family="paragraph" style:parent-style-name="Standard">
      <style:paragraph-properties fo:text-align="justify" style:justify-single-word="false"/>
      <style:text-properties officeooo:rsid="001b69bc" officeooo:paragraph-rsid="001b69bc"/>
    </style:style>
    <style:style style:name="P5" style:family="paragraph" style:parent-style-name="Standard">
      <style:paragraph-properties fo:text-align="justify" style:justify-single-word="false"/>
      <style:text-properties officeooo:rsid="0024064d" officeooo:paragraph-rsid="0024064d"/>
    </style:style>
    <style:style style:name="P6" style:family="paragraph" style:parent-style-name="Standard">
      <style:paragraph-properties fo:text-align="justify" style:justify-single-word="false"/>
      <style:text-properties officeooo:rsid="0024fdbf" officeooo:paragraph-rsid="0024fdbf"/>
    </style:style>
    <style:style style:name="P7" style:family="paragraph" style:parent-style-name="Standard">
      <style:paragraph-properties fo:text-align="justify" style:justify-single-word="false"/>
      <style:text-properties officeooo:rsid="002a867f" officeooo:paragraph-rsid="002a867f"/>
    </style:style>
    <style:style style:name="P8" style:family="paragraph" style:parent-style-name="Standard">
      <style:paragraph-properties fo:text-align="justify" style:justify-single-word="false"/>
      <style:text-properties officeooo:rsid="002e5fa9" officeooo:paragraph-rsid="002e5fa9"/>
    </style:style>
    <style:style style:name="P9" style:family="paragraph" style:parent-style-name="Standard">
      <style:paragraph-properties fo:text-align="justify" style:justify-single-word="false"/>
      <style:text-properties officeooo:rsid="002e5fa9" officeooo:paragraph-rsid="002f9228"/>
    </style:style>
    <style:style style:name="P10" style:family="paragraph" style:parent-style-name="Standard">
      <style:paragraph-properties fo:text-align="justify" style:justify-single-word="false"/>
      <style:text-properties officeooo:rsid="00325b37" officeooo:paragraph-rsid="00325b37"/>
    </style:style>
    <style:style style:name="P11" style:family="paragraph" style:parent-style-name="Standard">
      <style:paragraph-properties fo:text-align="justify" style:justify-single-word="false"/>
      <style:text-properties officeooo:paragraph-rsid="00161900"/>
    </style:style>
    <style:style style:name="P12" style:family="paragraph" style:parent-style-name="Standard">
      <style:paragraph-properties fo:text-align="justify" style:justify-single-word="false"/>
      <style:text-properties officeooo:paragraph-rsid="001d6b28"/>
    </style:style>
    <style:style style:name="P13" style:family="paragraph" style:parent-style-name="Standard">
      <style:paragraph-properties fo:text-align="justify" style:justify-single-word="false"/>
      <style:text-properties officeooo:paragraph-rsid="0026fe97"/>
    </style:style>
    <style:style style:name="P14" style:family="paragraph" style:parent-style-name="Standard">
      <style:paragraph-properties fo:text-align="justify" style:justify-single-word="false"/>
      <style:text-properties officeooo:paragraph-rsid="002a867f"/>
    </style:style>
    <style:style style:name="P15" style:family="paragraph" style:parent-style-name="Standard">
      <style:paragraph-properties fo:text-align="justify" style:justify-single-word="false"/>
      <style:text-properties officeooo:paragraph-rsid="0035f7f6"/>
    </style:style>
    <style:style style:name="P16" style:family="paragraph" style:parent-style-name="Standard">
      <style:paragraph-properties fo:text-align="justify" style:justify-single-word="false"/>
      <style:text-properties officeooo:paragraph-rsid="0038d595"/>
    </style:style>
    <style:style style:name="P17" style:family="paragraph" style:parent-style-name="Standard">
      <style:paragraph-properties fo:text-align="justify" style:justify-single-word="false"/>
      <style:text-properties officeooo:paragraph-rsid="0039aaad"/>
    </style:style>
    <style:style style:name="P18" style:family="paragraph" style:parent-style-name="Standard">
      <style:paragraph-properties fo:text-align="justify" style:justify-single-word="false"/>
      <style:text-properties officeooo:rsid="00344ca9" officeooo:paragraph-rsid="00344ca9"/>
    </style:style>
    <style:style style:name="P19" style:family="paragraph" style:parent-style-name="Standard">
      <style:paragraph-properties fo:text-align="justify" style:justify-single-word="false"/>
      <style:text-properties officeooo:rsid="00344ca9" officeooo:paragraph-rsid="0038d595"/>
    </style:style>
    <style:style style:name="P20" style:family="paragraph" style:parent-style-name="Standard">
      <style:paragraph-properties fo:text-align="justify" style:justify-single-word="false"/>
      <style:text-properties officeooo:rsid="00379b3c" officeooo:paragraph-rsid="00379b3c"/>
    </style:style>
    <style:style style:name="P21" style:family="paragraph" style:parent-style-name="Standard">
      <style:paragraph-properties fo:text-align="justify" style:justify-single-word="false"/>
      <style:text-properties officeooo:rsid="0038d595" officeooo:paragraph-rsid="0038d595"/>
    </style:style>
    <style:style style:name="P22" style:family="paragraph" style:parent-style-name="Standard">
      <style:paragraph-properties fo:text-align="justify" style:justify-single-word="false"/>
      <style:text-properties officeooo:rsid="0039aaad" officeooo:paragraph-rsid="0039aaad"/>
    </style:style>
    <style:style style:name="T1" style:family="text">
      <style:text-properties officeooo:rsid="00146a93"/>
    </style:style>
    <style:style style:name="T2" style:family="text">
      <style:text-properties officeooo:rsid="00150a61"/>
    </style:style>
    <style:style style:name="T3" style:family="text">
      <style:text-properties officeooo:rsid="00161900"/>
    </style:style>
    <style:style style:name="T4" style:family="text">
      <style:text-properties officeooo:rsid="001889ac"/>
    </style:style>
    <style:style style:name="T5" style:family="text">
      <style:text-properties officeooo:rsid="001989c0"/>
    </style:style>
    <style:style style:name="T6" style:family="text">
      <style:text-properties officeooo:rsid="001d6b28"/>
    </style:style>
    <style:style style:name="T7" style:family="text">
      <style:text-properties officeooo:rsid="001f06b2"/>
    </style:style>
    <style:style style:name="T8" style:family="text">
      <style:text-properties fo:language="en" fo:country="US" officeooo:rsid="001d6b28"/>
    </style:style>
    <style:style style:name="T9" style:family="text">
      <style:text-properties officeooo:rsid="0020d4ae"/>
    </style:style>
    <style:style style:name="T10" style:family="text">
      <style:text-properties officeooo:rsid="0021530a"/>
    </style:style>
    <style:style style:name="T11" style:family="text">
      <style:text-properties officeooo:rsid="0022d790"/>
    </style:style>
    <style:style style:name="T12" style:family="text">
      <style:text-properties officeooo:rsid="002698e3"/>
    </style:style>
    <style:style style:name="T13" style:family="text">
      <style:text-properties officeooo:rsid="0026fe97"/>
    </style:style>
    <style:style style:name="T14" style:family="text">
      <style:text-properties officeooo:rsid="0027dc49"/>
    </style:style>
    <style:style style:name="T15" style:family="text">
      <style:text-properties officeooo:rsid="002855dd"/>
    </style:style>
    <style:style style:name="T16" style:family="text">
      <style:text-properties officeooo:rsid="002a867f"/>
    </style:style>
    <style:style style:name="T17" style:family="text">
      <style:text-properties officeooo:rsid="002b7056"/>
    </style:style>
    <style:style style:name="T18" style:family="text">
      <style:text-properties officeooo:rsid="002d2566"/>
    </style:style>
    <style:style style:name="T19" style:family="text">
      <style:text-properties officeooo:rsid="002e02ea"/>
    </style:style>
    <style:style style:name="T20" style:family="text">
      <style:text-properties officeooo:rsid="002e5fa9"/>
    </style:style>
    <style:style style:name="T21" style:family="text">
      <style:text-properties officeooo:rsid="0035f7f6"/>
    </style:style>
    <style:style style:name="T22" style:family="text">
      <style:text-properties officeooo:rsid="00379b3c"/>
    </style:style>
    <style:style style:name="T23" style:family="text">
      <style:text-properties officeooo:rsid="0038d595"/>
    </style:style>
    <style:style style:name="T24" style:family="text">
      <style:text-properties officeooo:rsid="0039aa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Á<text:span text:style-name="T1">rea: Metodologia e Técnicas da Computação</text:span></text:p>
      <text:p text:style-name="P1"/>
      <text:p text:style-name="P2">2. <text:span text:style-name="T2">Raphael Winckler de Bettio ou André Pimenta </text:span><text:span text:style-name="T3">Freire.</text:span></text:p>
      <text:p text:style-name="P2"/>
      <text:p text:style-name="P3">3. Utilização de dispositivo de rastreamento ocular de forma ativa para controle de softwares.</text:p>
      <text:p text:style-name="P3"/>
      <text:p text:style-name="P11"><text:span text:style-name="T4">4</text:span><text:span text:style-name="T3">. </text:span><text:span text:style-name="T6">Objetivo geral: d</text:span><text:span text:style-name="T3">esenvolvimento </text:span><text:span text:style-name="T4">de</text:span><text:span text:style-name="T3"> softwares de </text:span><text:span text:style-name="T6">entretenimento (jogos) </text:span><text:span text:style-name="T8">multiplayer</text:span><text:span text:style-name="T3">, </text:span><text:span text:style-name="T6">em rede,</text:span><text:span text:style-name="T3"> que utilizam o rastreamento ocular como método de controle. </text:span><text:span text:style-name="T6">Tem-se</text:span><text:span text:style-name="T5"> como usuários finais pessoas com baixa ou nenhuma mobilidade.</text:span></text:p>
      <text:p text:style-name="P12"><text:span text:style-name="T6">Objetivos específicos: </text:span><text:span text:style-name="T11">destacar a</text:span><text:span text:style-name="T9"> </text:span><text:span text:style-name="T10">importância do entretenimento para </text:span><text:span text:style-name="T11">a saúde mental,</text:span><text:span text:style-name="T9"> </text:span><text:span text:style-name="T6">desenvolver um servidor para os jogos </text:span><text:span text:style-name="T11">e </text:span><text:span text:style-name="T7">desenvolver documentação para a auxiliar contribuintes na criação de novos jogos.</text:span></text:p>
      <text:p text:style-name="P11"/>
      <text:p text:style-name="P4">5. </text:p>
      <text:p text:style-name="P5">GIANNOTO, E. C. Uso de rastreamento do olhar na avaliação da experiência do tele-usuário de aplicações de TV interativa. São Paulo, 2019.</text:p>
      <text:p text:style-name="P5"/>
      <text:p text:style-name="P6">OBANA, F. Y. Rastreamento do olhar na avaliação de presença em atividades mediadas por vídeo. <text:span text:style-name="T12">São Paulo, 2015.</text:span></text:p>
      <text:p text:style-name="P6"/>
      <text:p text:style-name="P13"><text:span text:style-name="T13">SELIMIS, V. Eye-Tracking Technology in Vehicles: Application and Design. </text:span><text:span text:style-name="T14">Londres, 2015.<text:line-break/><text:line-break/>GEORGE, A. Image Based Eye Gaze Tracking and its Applications. Kharagpur, </text:span><text:span text:style-name="T15">2017.</text:span></text:p>
      <text:p text:style-name="P13"/>
      <text:p text:style-name="P7">6.</text:p>
      <text:p text:style-name="P14"><text:span text:style-name="T17">BURGER</text:span><text:span text:style-name="T16">, C. A. C.; </text:span><text:span text:style-name="T17">KNOLL, G. F. Eye tracking: possibilidades de uso da </text:span>ferramenta de rastreamento ocular na publicidade. <text:span text:style-name="T19">R. Fronteiras, </text:span><text:span text:style-name="T18">São Leopoldo, v. </text:span><text:span text:style-name="T19">20, </text:span><text:span text:style-name="T20">n. 3, p. 340-353. Set/dez 2018.</text:span></text:p>
      <text:p text:style-name="P14"/>
      <text:p text:style-name="P8">7.</text:p>
      <text:p text:style-name="P9">Unaizah Obaidellah, Mohammed Al Haek, and Peter C.-H. Cheng. 2018. A Survey on the Usage of Eye-Tracking in Computer Programming. ACM Comput. Surv. 51, 1, Article 5 (January 2018), 58 pages.</text:p>
      <text:p text:style-name="P9"/>
      <text:p text:style-name="P10">8.</text:p>
      <text:p text:style-name="P18">A produção de um servidor para jogos que utilizam rastreamento ocular será a contribuição prática do meu TCC. O desenvolvimento de documentação para produção de jogos que utilizam esse mesmo dispositivo, pode ser considerado uma contribuição prática.</text:p>
      <text:p text:style-name="P18"/>
      <text:p text:style-name="P18">9.</text:p>
      <text:p text:style-name="P18">1<text:tab/>INTRODUÇÃO</text:p>
      <text:p text:style-name="P18">1.1<text:tab/>Contextualização e motivação</text:p>
      <text:p text:style-name="P18">1.2<text:tab/>Problemas e objetivos</text:p>
      <text:p text:style-name="P18">1.3<text:tab/>Justificativas</text:p>
      <text:p text:style-name="P18">1.4<text:tab/>Estrutura do trabalho</text:p>
      <text:p text:style-name="P18">2<text:tab/>REFERENCIAL TEÓRICO</text:p>
      <text:p text:style-name="P18">2.1<text:tab/>Acessibilidade em dispositivos</text:p>
      <text:p text:style-name="P18">2.2<text:tab/><text:span text:style-name="T22">Rastreamento ocular</text:span></text:p>
      <text:p text:style-name="P15"><text:span text:style-name="T21">2.3<text:tab/></text:span><text:span text:style-name="T22">Jo</text:span><text:span text:style-name="T21">gos multiplayer em rede</text:span></text:p>
      <text:p text:style-name="P21">3<text:tab/>METODOLOGIA</text:p>
      <text:p text:style-name="P21">3.1<text:tab/>Estudo de Caso</text:p>
      <text:p text:style-name="P20">4<text:tab/>CRONOGRAMA E EQUIPE</text:p>
      <text:p text:style-name="P20"><text:soft-page-break/>5<text:tab/>RESULTADOS ESPERADOS</text:p>
      <text:p text:style-name="P20">REFERÊNCIAS</text:p>
      <text:p text:style-name="P20"/>
      <text:p text:style-name="P20">10.</text:p>
      <text:p text:style-name="P19">1<text:tab/>INTRODUÇÃO</text:p>
      <text:p text:style-name="P19">1.1<text:tab/>Contextualização e motivação</text:p>
      <text:p text:style-name="P19">1.2<text:tab/>Problemas e objetivos</text:p>
      <text:p text:style-name="P19">1.3<text:tab/>Justificativas</text:p>
      <text:p text:style-name="P19">1.4<text:tab/>Estrutura do trabalho</text:p>
      <text:p text:style-name="P19">2<text:tab/>REFERENCIAL TEÓRICO</text:p>
      <text:p text:style-name="P19">2.1<text:tab/>Acessibilidade em dispositivos</text:p>
      <text:p text:style-name="P19">2.2<text:tab/><text:span text:style-name="T22">Rastreamento ocular</text:span></text:p>
      <text:p text:style-name="P16"><text:span text:style-name="T21">2.3<text:tab/></text:span><text:span text:style-name="T22">Jo</text:span><text:span text:style-name="T21">gos multiplayer em rede</text:span></text:p>
      <text:p text:style-name="P21">3<text:tab/>MATERIAL E MÉTODOS</text:p>
      <text:p text:style-name="P21">3.1<text:tab/><text:span text:style-name="T24">The Eye Tribe Tracker</text:span></text:p>
      <text:p text:style-name="P17"><text:span text:style-name="T24">3.2<text:tab/>ET Game Server</text:span></text:p>
      <text:p text:style-name="P22">3.3<text:tab/>Desenvolvimento do jogo Tic Track Toe</text:p>
      <text:p text:style-name="P16"><text:span text:style-name="T22">4<text:tab/></text:span><text:span text:style-name="T24">RESULTADOS E DISCUSSÃO</text:span></text:p>
      <text:p text:style-name="P16"><text:span text:style-name="T22">5<text:tab/></text:span><text:span text:style-name="T24">CONCLUSÃO</text:span></text:p>
      <text:p text:style-name="P16"><text:tab/><text:span text:style-name="T24">REFERÊNCIA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21:41:15.857409412</meta:creation-date>
    <dc:date>2020-06-29T01:02:37.772838808</dc:date>
    <meta:editing-duration>PT3M18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2" meta:paragraph-count="47" meta:word-count="361" meta:character-count="2353" meta:non-whitespace-character-count="2036"/>
  </office:meta>
</office:document-meta>
</file>